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9.49cm" fo:margin-right="0cm" fo:text-indent="0cm" style:auto-text-indent="false"/>
      <style:text-properties fo:color="#333333"/>
    </style:style>
    <style:style style:name="P2" style:family="paragraph" style:parent-style-name="Standard">
      <style:paragraph-properties fo:margin-left="0cm" fo:margin-right="0cm" fo:text-indent="0.526cm" style:auto-text-indent="false"/>
      <style:text-properties fo:color="#000000"/>
    </style:style>
    <style:style style:name="P3" style:family="paragraph" style:parent-style-name="Standard">
      <style:paragraph-properties fo:margin-left="0cm" fo:margin-right="0cm" fo:text-align="center" style:justify-single-word="false" fo:text-indent="0.526cm" style:auto-text-indent="false"/>
      <style:text-properties fo:color="#000000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color="#000000" fo:font-size="12pt" style:font-size-asian="12pt" style:font-size-complex="12pt"/>
    </style:style>
    <style:style style:name="P6" style:family="paragraph" style:parent-style-name="Standard">
      <style:paragraph-properties fo:margin-left="9.49cm" fo:margin-right="0cm" fo:text-indent="0cm" style:auto-text-indent="false"/>
    </style:style>
    <style:style style:name="P7" style:family="paragraph" style:parent-style-name="Standard">
      <style:paragraph-properties fo:margin-left="9.49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9.49cm" fo:margin-right="0cm" fo:text-indent="0cm" style:auto-text-indent="false"/>
      <style:text-properties fo:color="#333333"/>
    </style:style>
    <style:style style:name="P9" style:family="paragraph" style:parent-style-name="Standard">
      <style:paragraph-properties fo:margin-left="9.49cm" fo:margin-right="0cm" fo:text-indent="0cm" style:auto-text-indent="false"/>
      <style:text-properties fo:color="#333333" fo:font-weight="normal" style:font-weight-asian="normal" style:font-weight-complex="normal"/>
    </style:style>
    <style:style style:name="T1" style:family="text">
      <style:text-properties fo:color="#000000" fo:font-size="12pt" fo:letter-spacing="0.004cm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333333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6cm" fo:text-indent="-0.635cm" fo:margin-left="1.79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1cm" fo:text-indent="-0.635cm" fo:margin-left="2.43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6cm" fo:text-indent="-0.635cm" fo:margin-left="3.0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1cm" fo:text-indent="-0.635cm" fo:margin-left="3.7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6cm" fo:text-indent="-0.635cm" fo:margin-left="4.33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1cm" fo:text-indent="-0.635cm" fo:margin-left="4.9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6cm" fo:text-indent="-0.635cm" fo:margin-left="5.60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1cm" fo:text-indent="-0.635cm" fo:margin-left="6.24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6cm" fo:text-indent="-0.635cm" fo:margin-left="6.87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1cm" fo:text-indent="-0.635cm" fo:margin-left="7.51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В </text:span>Люберецкий городской суд</text:p>
      <text:p text:style-name="P1">140005, М.О. г. Люберцы, ул. Калараш, д. 19.</text:p>
      <text:p text:style-name="P1"/>
      <text:p text:style-name="P1">Истец: Кузнецов Андрей Андреевич. </text:p>
      <text:p text:style-name="P1">Адрес: 142641, М.О., Орехово-Зуевский р-он, д.Давыдово, ул. 2-ой микрорайон, <text:s/>д.28, кв. 83</text:p>
      <text:p text:style-name="P1">Контактный телефон: 8(926)424-58-35 </text:p>
      <text:p text:style-name="P1"/>
      <text:p text:style-name="P1">Ответчик: ООО «Росгосстрах»</text:p>
      <text:p text:style-name="P9">Адрес: 140002, М.О., г. Люберцы, </text:p>
      <text:p text:style-name="P9">ул. Парковая д. 7</text:p>
      <text:p text:style-name="P1"/>
      <text:p text:style-name="P1"><text:span text:style-name="T4">Цена иска: 518</text:span>27.40 <text:s/>рублей </text:p>
      <text:p text:style-name="P6"/>
      <text:p text:style-name="Standard"/>
      <text:p text:style-name="P3">ХОДАТАЙСТВО </text:p>
      <text:p text:style-name="P3">об истребовании доказательств </text:p>
      <text:p text:style-name="P3"/>
      <text:p text:style-name="P2">В целях всестороннего и правильного рассмотрения гражданского дела по иску Кузнецова А.А. к ООО «Росгосстрах» о взыскании недостающей части страховой выплаты, считаю необходимым запросить у ответчика документы. </text:p>
      <text:p text:style-name="P2"/>
      <text:p text:style-name="P2">Прошу суд, обязать ООО «Росгосстрах» предоставить следующие недостающие документы: </text:p>
      <text:list xml:id="list1791981640" text:style-name="L1">
        <text:list-item>
          <text:p text:style-name="P4"><text:span text:style-name="T1">Копия <text:s text:c="2"/>определения <text:s text:c="2"/>об <text:s text:c="2"/>отказе <text:s text:c="2"/>в <text:s text:c="2"/>возбуждении <text:s text:c="2"/>дела <text:s text:c="2"/>об <text:s text:c="2"/>административном<text:line-break/></text:span><text:span text:style-name="T2">правонарушении;</text:span></text:p>
        </text:list-item>
        <text:list-item>
          <text:p text:style-name="P4"><text:span text:style-name="T2">Копия отчета ООО «Автоконсалтинг плюс» о стоимости ремонта транспортного средства</text:span><text:span text:style-name="T2">;</text:span></text:p>
        </text:list-item>
        <text:list-item>
          <text:p text:style-name="P5">Копия моего заявления на возмещение материального ущерба.</text:p>
        </text:list-item>
      </text:list>
      <text:p text:style-name="P2"/>
      <text:p text:style-name="P2"/>
      <text:p text:style-name="P2">Истец: ____________/Кузнецов А.А./ </text:p>
      <text:p text:style-name="P2"/>
      <text:p text:style-name="P2">"___"_____________ 2012г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06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</meta:initial-creator>
    <meta:creation-date>2011-11-30T17:32:10</meta:creation-date>
    <dc:date>2012-01-29T19:50:37</dc:date>
    <dc:creator>andrey </dc:creator>
    <meta:editing-duration>PT4H16M49S</meta:editing-duration>
    <meta:editing-cycles>10</meta:editing-cycles>
    <meta:generator>LibreOffice/3.4$Unix LibreOffice_project/340m1$Build-502</meta:generator>
    <meta:printed-by>andrey </meta:printed-by>
    <meta:print-date>2011-11-30T18:57:23</meta:print-date>
    <meta:document-statistic meta:table-count="0" meta:image-count="0" meta:object-count="0" meta:page-count="1" meta:paragraph-count="18" meta:word-count="122" meta:character-count="975" meta:non-whitespace-character-count="846"/>
  </office:meta>
</office:document-meta>
</file>